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public.tableau.com/profile/nidhi.gupta4553#!/vizhome/DisneyMovies19372016GrossIncome/Final_dashboa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9T18:50:04.410000000</meta:creation-date>
    <meta:generator>LibreOffice/6.3.4.2$Windows_X86_64 LibreOffice_project/60da17e045e08f1793c57c00ba83cdfce946d0aa</meta:generator>
    <meta:editing-duration>PT4M48S</meta:editing-duration>
    <meta:editing-cycles>2</meta:editing-cycles>
    <dc:date>2021-05-19T18:54:45.105000000</dc:date>
    <meta:document-statistic meta:table-count="0" meta:image-count="0" meta:object-count="0" meta:page-count="1" meta:paragraph-count="1" meta:word-count="1" meta:character-count="108" meta:non-whitespace-character-count="108"/>
  </office:meta>
</office:document-meta>
</file>